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Albany AMT1" svg:font-family="'Albany AMT'" style:font-pitch="variable"/>
    <style:font-face style:name="Lucidasans" svg:font-family="Lucidasans" style:font-pitch="variable"/>
    <style:font-face style:name="Mincho" svg:font-family="Mincho"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3.067cm" style:rel-column-width="11828*"/>
    </style:style>
    <style:style style:name="Table1.B" style:family="table-column">
      <style:table-column-properties style:column-width="3.251cm" style:rel-column-width="12535*"/>
    </style:style>
    <style:style style:name="Table1.C" style:family="table-column">
      <style:table-column-properties style:column-width="3.522cm" style:rel-column-width="13583*"/>
    </style:style>
    <style:style style:name="Table1.D" style:family="table-column">
      <style:table-column-properties style:column-width="3.57cm" style:rel-column-width="13766*"/>
    </style:style>
    <style:style style:name="Table1.E" style:family="table-column">
      <style:table-column-properties style:column-width="3.586cm" style:rel-column-width="13823*"/>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251cm" style:rel-column-width="12534*"/>
    </style:style>
    <style:style style:name="Table2.B" style:family="table-column">
      <style:table-column-properties style:column-width="13.748cm" style:rel-column-width="5300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Heading_20_1">
      <style:text-properties style:text-underline-style="solid" style:text-underline-width="auto" style:text-underline-color="font-color"/>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Heading_20_1">
      <style:text-properties style:text-underline-style="none"/>
    </style:style>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text-properties style:text-underline-style="solid" style:text-underline-width="auto" style:text-underline-color="font-color"/>
    </style:style>
    <style:style style:name="P13" style:family="paragraph" style:parent-style-name="Text_20_body">
      <style:paragraph-properties fo:break-before="page"/>
      <style:text-properties style:text-underline-style="solid" style:text-underline-width="auto" style:text-underline-color="font-color"/>
    </style:style>
    <style:style style:name="P14" style:family="paragraph" style:parent-style-name="Standard">
      <style:text-properties style:text-underline-style="none"/>
    </style:style>
    <style:style style:name="P15" style:family="paragraph" style:parent-style-name="Standard">
      <style:text-properties style:text-underline-style="none" fo:font-weight="normal" style:font-weight-asian="normal" style:font-weight-complex="normal"/>
    </style:style>
    <style:style style:name="P16" style:family="paragraph" style:parent-style-name="Standard">
      <style:text-properties fo:font-style="italic" style:text-underline-style="none" style:font-style-asian="italic" style:font-style-complex="italic"/>
    </style:style>
    <style:style style:name="P17" style:family="paragraph" style:parent-style-name="Standard">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8" style:family="paragraph" style:parent-style-name="Standard">
      <style:text-properties style:text-underline-style="none" fo:font-weight="bold" style:font-weight-asian="bold" style:font-weight-complex="bold"/>
    </style:style>
    <style:style style:name="P19" style:family="paragraph" style:parent-style-name="Standard">
      <style:text-properties fo:font-size="10pt" style:text-underline-style="none" fo:font-weight="bold" style:font-size-asian="10pt" style:font-weight-asian="bold" style:font-size-complex="10pt" style:font-weight-complex="bold"/>
    </style:style>
    <style:style style:name="P20" style:family="paragraph" style:parent-style-name="Standard">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21" style:family="paragraph" style:parent-style-name="Standard">
      <style:text-properties fo:font-size="10pt" style:text-underline-style="none" fo:font-weight="normal" style:font-size-asian="10pt" style:font-weight-asian="normal" style:font-size-complex="10pt" style:font-weight-complex="normal"/>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style>
    <style:style style:name="P24" style:family="paragraph" style:parent-style-name="Heading_20_1">
      <style:text-properties style:text-underline-style="none" fo:font-weight="normal" style:font-weight-asian="normal" style:font-weight-complex="normal"/>
    </style:style>
    <style:style style:name="P25" style:family="paragraph" style:parent-style-name="Heading_20_1">
      <style:paragraph-properties fo:break-before="page"/>
      <style:text-properties style:text-underline-style="solid" style:text-underline-width="auto" style:text-underline-color="font-color"/>
    </style:style>
    <style:style style:name="P26" style:family="paragraph" style:parent-style-name="Heading_20_1">
      <style:paragraph-properties fo:break-before="page"/>
    </style:style>
    <style:style style:name="P27" style:family="paragraph" style:parent-style-name="Heading_20_3" style:list-style-name="L9">
      <style:text-properties style:text-underline-style="none"/>
    </style:style>
    <style:style style:name="T1" style:family="text">
      <style:text-properties style:text-underline-style="none"/>
    </style:style>
    <style:style style:name="T2" style:family="text">
      <style:text-properties fo:font-size="10pt" fo:font-style="normal" fo:font-weight="bold" style:font-size-asian="10pt" style:font-style-asian="normal" style:font-weight-asian="bold" style:font-size-complex="10pt" style:font-style-complex="normal" style:font-weight-complex="bold"/>
    </style:style>
    <style:style style:name="T3" style:family="text">
      <style:text-properties fo:font-size="10pt" style:font-size-asian="10pt" style:font-size-complex="10pt"/>
    </style:style>
    <style:style style:name="Sect1" style:family="section">
      <style:section-properties style:editable="false">
        <style:columns fo:column-count="0" fo:column-gap="0cm"/>
      </style:section-properties>
    </style:style>
    <style:style style:name="Sect2" style:family="section">
      <style:section-properties fo:background-color="transparent" text:dont-balance-text-columns="false" style:editable="false">
        <style:columns fo:column-count="0" fo:column-gap="0cm"/>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6">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1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1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1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text:start-value="16">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OpenSceneGraph Programming Guid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OpenSceneGraph Programming Guide<text:tab/>1</text:p>
          <text:p text:style-name="P2">1. Introduction to Scene Graphs<text:tab/>2</text:p>
          <text:p text:style-name="P3">1.1 Setting the scene – a short history of Scene Graphs<text:tab/>2</text:p>
          <text:p text:style-name="P3">1.2 “Hello World”, OpenSceneGraph style<text:tab/>4</text:p>
          <text:p text:style-name="P2">2. Anatomy of the OpenSceneGraph<text:tab/>7</text:p>
          <text:p text:style-name="P3">2.1 Structural anatomy of a scene graph<text:tab/>7</text:p>
          <text:p text:style-name="P3">2.2 Anatomy of the OpenSceneGraph distribution<text:tab/>9</text:p>
          <text:p text:style-name="P3">2.3 Anatomy of the OpenSceneGraph project organisation<text:tab/>9</text:p>
          <text:p text:style-name="P2">16. Reflections on past, present and future<text:tab/>10</text:p>
          <text:p text:style-name="P3">16.1 Reflections on whats been learnt in this book<text:tab/>10</text:p>
          <text:p text:style-name="P3">16.2 The future of Scene Graphs<text:tab/>10</text:p>
        </text:index-body>
      </text:table-of-content>
      <text:h text:style-name="P4" text:outline-level="1" text:is-list-header="true">Contents:</text:h>
      <text:h text:style-name="Heading_20_2" text:outline-level="2" text:is-list-header="true">Introductions:</text:h>
      <text:list text:style-name="L2">
        <text:list-item>
          <text:p text:style-name="P5">Introduction to Scene Graphs</text:p>
        </text:list-item>
        <text:list-item>
          <text:p text:style-name="P5">Anatomy of the OpenSceneGraph</text:p>
        </text:list-item>
      </text:list>
      <text:h text:style-name="Heading_20_2" text:outline-level="2" text:is-list-header="true">Creating scene graphs:</text:h>
      <text:list text:style-name="L2" text:continue-numbering="true">
        <text:list-item>
          <text:p text:style-name="P5">Creating geometry</text:p>
        </text:list-item>
        <text:list-item>
          <text:p text:style-name="P5">Creating state</text:p>
        </text:list-item>
        <text:list-item>
          <text:p text:style-name="P5">Creating a scene graph</text:p>
        </text:list-item>
      </text:list>
      <text:h text:style-name="Heading_20_2" text:outline-level="2" text:is-list-header="true">Utility Libraries for creating applications:</text:h>
      <text:list text:style-name="L3">
        <text:list-item>
          <text:p text:style-name="P6">Database support - osgDB</text:p>
        </text:list-item>
        <text:list-item>
          <text:p text:style-name="P6">Utilities - osgUtil</text:p>
        </text:list-item>
        <text:list-item>
          <text:p text:style-name="P6">Windowing – osgGA &amp; osgProducer</text:p>
        </text:list-item>
      </text:list>
      <text:h text:style-name="Heading_20_2" text:outline-level="2" text:is-list-header="true">Controlling and operating on scene graphs:</text:h>
      <text:list text:style-name="L4">
        <text:list-item>
          <text:p text:style-name="P7">Creating NodeVisitors</text:p>
        </text:list-item>
        <text:list-item>
          <text:p text:style-name="P7">Creating Callbacks</text:p>
        </text:list-item>
        <text:list-item>
          <text:p text:style-name="P7">Creating Event Handlers</text:p>
        </text:list-item>
      </text:list>
      <text:h text:style-name="Heading_20_2" text:outline-level="2" text:is-list-header="true">Extending the scene graph:</text:h>
      <text:list text:style-name="L5">
        <text:list-item>
          <text:p text:style-name="P8">Extending Nodes, Drawables and StateAttributes</text:p>
        </text:list-item>
        <text:list-item>
          <text:p text:style-name="P8">NodeKits</text:p>
        </text:list-item>
      </text:list>
      <text:h text:style-name="Heading_20_2" text:outline-level="2" text:is-list-header="true">Tour of NodeKits and examples:</text:h>
      <text:list text:style-name="L6">
        <text:list-item>
          <text:p text:style-name="P9">Text - osgText</text:p>
        </text:list-item>
        <text:list-item>
          <text:p text:style-name="P9">Particle systems - osgParticle</text:p>
        </text:list-item>
        <text:list-item>
          <text:p text:style-name="P9">Visual Simulation - osgSim</text:p>
        </text:list-item>
        <text:list-item>
          <text:p text:style-name="P9">Special Effects - osgFX</text:p>
        </text:list-item>
      </text:list>
      <text:list text:style-name="L7">
        <text:list-item>
          <text:p text:style-name="P10">Large scale terrain visualization - osgTerrain</text:p>
        </text:list-item>
      </text:list>
      <text:h text:style-name="Heading_20_3" text:outline-level="3" text:is-list-header="true">Reflections on past, present and future:</text:h>
      <text:list text:style-name="L8">
        <text:list-item>
          <text:p text:style-name="P11">Future of SceneGraph and OpenSceneGraph</text:p>
        </text:list-item>
      </text:list>
      <text:p text:style-name="P12"/>
      <text:p text:style-name="P13"/>
      <text:section text:style-name="Sect2" text:name="Introduction To Scene Graphs">
        <text:h text:style-name="Heading_20_1" text:outline-level="1">1. Introduction to Scene Graphs</text:h>
        <text:p text:style-name="P14">Scene Graphs are one of the key programming tools used in real-time and interactive graphics applications; since they early nineties that have provided the core building block of applications such as visual simulators through to scientific visualization, virtual reality and games. <text:s/>The key motivations for using scene graphs are the rendering efficiency they provide, thanks to culling, state sorting, and utilization of fast hardware paths, and high level features such as file I/O, behaviors, data processing utilities and advanced rendering effects.</text:p>
        <text:p text:style-name="P14"/>
        <text:p text:style-name="P14">Scene Graphs represent a 3D world as a graph, typically a directed acyclic graph, and most intuitively thought of as an upside down tree, with the root at the top, and leaves at the bottom. The leaves of the Scene Graph typical hold the geometry and material properties (i.e. colours, textures etc.), whilst the internal nodes neatly embody the Composite Design Pattern, providing logical or spatial grouping of objects. <text:s/>The dual function of the internal nodes is what lends Scene Graphs their flexibility and good performance characteristics.</text:p>
        <text:p text:style-name="P14"/>
        <text:section text:style-name="Sect1" text:name="Setting the scene">
          <text:h text:style-name="Heading_20_2" text:outline-level="2">1.1 Setting the scene – a short history of Scene Graphs</text:h>
          <text:p text:style-name="Standard"><text:span text:style-name="T1">The first half of this chapter is dedicated to providing a historical perspective about scene graphs and how this shaped the OpenSceneGraph, and the second half of this chapter is our version of “Hello World”, which will provide a taster of what how many cool features its possible to fit into short piece of code thanks to the facilities provide by the OpenSceneGraph.</text:span></text:p>
          <text:p text:style-name="P14"/>
          <text:p text:style-name="P14">Through the nineties vendors like Silicon Graphics (Sgi) heavily promoted Scene Graph such as Inventor, Performer and Cosmo3D/Optimizer as a means of maximizing performance from graphics hardware. <text:s text:c="2"/>Sgi found that client applications developed for Sgi machines rarely achieved maximum available performance from their hardware, and this was a reflection of how much specialist knowledge was required to achieve it, taking it beyond the scope of most graphics engineers. <text:s/>The solution was to provide high level toolkits that sat above OpenGL, and which encapsulated the expertise required to get the best from hardware. <text:s/></text:p>
          <text:p text:style-name="P14"/>
          <text:p text:style-name="Standard"><text:span text:style-name="T1">The two original Scene Graphs from Sgi were Inventor, used primarily in scientific visualization markets,</text:span> and Performer, used primarily in visual simulation applications. <text:s/>Through the later nineties Sgi tried to develop general purpose scene graphs that were intended to unify these disperat markets, the last of long line of scene graphs was Cosmo3D/Optimizer that was to be the foundation of the Fahrenheit, a doomed collaboration between Sgi and Microsoft. <text:s/>With the failure of <text:s/>Fahrenheit Sgi officially gave up on the effort to develop a new general purpose scene graph, this left behind a great vacuum - the industry desperately needed a good general purpose, cross platform scene graph, and after the years of promises and effort there was nothing to show for it, or any new contenders to rally around. <text:s/>The first few years post Fahrenheit were the wilderness years for scene graphs.</text:p>
          <text:p text:style-name="Standard"/>
          <text:p text:style-name="Standard">In this wilderness, the need for scene graph didn't abate, with many groups either limping along with older less than ideal scene graphs, or forced to roll their own from scratch. <text:s/>During this time Don Burns, then working at sgi, began developing a hang glider simulator as a hobby, bringing in Robert Osfield to assist with development of flight model. <text:s/>This simulator started with as simple OpenGL app, but as the database requirements expanded a scene graph was needed, and since no other suitable one existed under Linux, Don began creating a scene graph to run on the Linux cluster which drove the simulator. The scene graph became collaborative effort between Don and Robert, and in this spirit it was felt natural to open source it, and so the OpenSceneGraph was born. </text:p>
          <text:p text:style-name="Standard"/>
          <text:p text:style-name="Standard">During these early days of the project, news of the shinny cow running on a Linux box at 30 herz went around Sgi, and not long after Performer was ported to Linux. <text:s/>With a Performer now available under Linux the need for the OpenSceneGraph to run the simulator on evaporated – at this stage Performer was far more mature, feature rich and performant, so Don ported the simulator to Performer. <text:s text:c="2"/>By this stage Robert was already hooked on graphics programming so took over the scene graph project as a hobby, why? <text:s/>Graphics is fun, as is having the freedom to run a project free from the shackles of outside commitments.</text:p>
          <text:p text:style-name="Standard"/>
          <text:p text:style-name="Standard">The need for a good general purpose, cross platform scene graph remained within the graphics industry, while a number of companies struck with existing solution, others started work in-house, others started looking to see if any alternatives were out there. <text:s/>Little by little companies began to evaluate the OpenSceneGraph as a possible contender for their own applications. <text:s/>Rather than just sit back a wait things to develop at their own pace, other developers and companies began contributing to the development of OpenSceneGraph.</text:p>
          <text:p text:style-name="Standard"/>
          <text:p text:style-name="Standard">In response to the growing commercial usage of OpenSceneGraph, project lead Robert Osfield set up OpenSceneGraph Professional Services to provide consultancy, bespoke development, training and support on top of the OpenSceneGraph. <text:s/>9 months later Don Burns set up Andes Engineering to collaborate on providing these services. <text:s/>The commercial work enabled a full time commitment, and</text:p>
          <text:p text:style-name="Standard">put the project on a professional footing whilst still retaining its open source credentials.</text:p>
          <text:p text:style-name="Standard"/>
          <text:p text:style-name="Standard">Running an open source project is different to close source - the source code is available at all times, and releases are made regularly and the end users gets to influence the development very directly. <text:s/>There pressure to make releases for marketing reasons is removed, allowing the software to be driven by technical convergence. <text:s/>For the OpenSceneGraph being written on top of OpenGL , and designed to expose features of OpenGL, technical convergence has meant catching up with the features of OpenGL, an API that has transformed radically through the life of the project to match rapid development of modern graphics hardware. <text:s/>With the release of 1.0, the OpenSceneGraph has finally caught up and exposes almost all of the latest features of OpenGL 2.0 and latest extensions.</text:p>
          <text:p text:style-name="Standard"/>
          <text:p text:style-name="Standard">The industry finally has a replacement for Fahrenheit in the OpenSceneGraph, and this time its open source so the issues of vendor lock-in are gone, and the development is now driven by needs and efforts of the community. <text:s/>The wilderness years of scene graphs are now truly over. </text:p>
        </text:section>
        <text:p text:style-name="P15"/>
        <text:section text:style-name="Sect1" text:name="Hello World">
          <text:h text:style-name="Heading_20_2" text:outline-level="2">1.2 “Hello World”, OpenSceneGraph style</text:h>
          <text:p text:style-name="P14">No programming introduction is complete without an “Hello World” example, however, not content <text:s/>with rendering the text “Hello World” we'll write a program capable of loading, rendering and navigating around a large scale whole earth model consisting of hundreds of millions polygons and billions of pixels, and we'll do it with not much more than ten lines of code.</text:p>
          <text:p text:style-name="P14"/>
          <text:p text:style-name="P14">Our example like the majority of coding examples providing in this guide will follow the form of the following pseudo code program:</text:p>
          <text:p text:style-name="P14"/>
          <text:p text:style-name="P16"><text:tab/><text:span text:style-name="T2">create viewer with desired options</text:span></text:p>
          <text:p text:style-name="P17"/>
          <text:p text:style-name="P17"><text:s text:c="12"/>load/create scene graph</text:p>
          <text:p text:style-name="P17"/>
          <text:p text:style-name="P17"><text:s text:c="12"/>while (not finished)</text:p>
          <text:p text:style-name="P17"/>
          <text:p text:style-name="P17"><text:tab/><text:tab/>handle events and update scene graph</text:p>
          <text:p text:style-name="P17"/>
          <text:p text:style-name="P17"><text:tab/><text:tab/>dispatch frame – do cull and draw traversals</text:p>
          <text:p text:style-name="P16"/>
          <text:p text:style-name="P14">For the hello world program we'll create a viewer with default options, and load the whole earth model from disk (this model can be downloaded from the openscenegraph.org website). <text:s/>The program code and makefile/project files can also be found in the OpenSceneGraph distribution.</text:p>
          <text:p text:style-name="P14">Follows is our complete “Hello World” program, we'll explain in detail what each API call does later in this Programming Guide so dwell on the details, get it typed in a compiled, since then we can get on to the fun stuff – actually running it!</text:p>
          <text:p text:style-name="P14"/>
          <text:p text:style-name="P18"><text:tab/><text:span text:style-name="T3">#include &lt;osgProucer/Viewer&gt;</text:span></text:p>
          <text:p text:style-name="P19"><text:tab/>#include &lt;osgDB/ReadFile&gt;</text:p>
          <text:p text:style-name="P19"/>
          <text:p text:style-name="P19"><text:tab/>int main( int, char **)</text:p>
          <text:p text:style-name="P19"><text:tab/>{</text:p>
          <text:p text:style-name="P20"><text:tab/><text:tab/>// create the viewer</text:p>
          <text:p text:style-name="P19"><text:tab/><text:tab/>osgProducer::Viewer viewer;</text:p>
          <text:p text:style-name="P19"><text:tab/><text:tab/>viewer.setUpViewer( osgProducer::Viewer::STANDARD_SETTINGS );</text:p>
          <text:p text:style-name="P19"/>
          <text:p text:style-name="P20"><text:tab/><text:tab/>// load the scene graph from disk</text:p>
          <text:p text:style-name="P19"><text:tab/><text:tab/>osg::ref_ptr&lt;osg::Node&gt; scene = osgDB::readNodeFile( “wholeearth.ive” );</text:p>
          <text:p text:style-name="P19"><text:tab/><text:tab/>if ( !scene ) return 1;</text:p>
          <text:p text:style-name="P19"/>
          <text:p text:style-name="P20"><text:tab/><text:tab/>// pass the loaded scene graph to the viewer to work with </text:p>
          <text:p text:style-name="P19"><text:tab/><text:tab/>viewer.setSceneData( scene );</text:p>
          <text:p text:style-name="P19"/>
          <text:p text:style-name="P20"><text:tab/><text:tab/>// create the window and run any threads</text:p>
          <text:p text:style-name="P19"><text:tab/><text:tab/>viewer.realize();</text:p>
          <text:p text:style-name="P19"/>
          <text:p text:style-name="P20"><text:tab/><text:tab/>// main rendering loop</text:p>
          <text:p text:style-name="P19"><text:tab/><text:tab/>while( !viewer.done() )</text:p>
          <text:p text:style-name="P19"><text:tab/><text:tab/>{</text:p>
          <text:p text:style-name="P20"><text:tab/><text:tab/><text:tab/>// syncronize this main thread so that it runs on its own</text:p>
          <text:p text:style-name="P19"><text:tab/><text:tab/><text:tab/>viewer.sync();</text:p>
          <text:p text:style-name="P19"/>
          <text:p text:style-name="P20"><text:tab/><text:tab/><text:tab/>// handle and keyboard and mouse events, and update the scene graph</text:p>
          <text:p text:style-name="P19"><text:tab/><text:tab/><text:tab/>viewer.update();</text:p>
          <text:p text:style-name="P19"/>
          <text:p text:style-name="P20"><text:tab/><text:tab/><text:tab/>// dispatch the frame – this takes the picture for the current frame</text:p>
          <text:p text:style-name="P20"><text:tab/><text:tab/><text:tab/>// by running a cull and draw traversals, and finishes with a swap buffers </text:p>
          <text:p text:style-name="P19"><text:tab/><text:tab/><text:tab/>viewer.frame();</text:p>
          <text:p text:style-name="P19"><text:tab/><text:tab/>}</text:p>
          <text:p text:style-name="P19"><text:tab/>}</text:p>
          <text:p text:style-name="P21"/>
          <text:p text:style-name="P15">For details on how to compile OSG and examples see the OpenSceneGraph website HowTo guides on compilation. <text:s text:c="2"/>Once you have osghelloworld compiled, run it from the same directory as you've download and unpacked the wholeearth database in, and run the application:</text:p>
          <text:p text:style-name="P15"/>
          <text:p text:style-name="P18"><text:tab/>osghelloworld</text:p>
          <text:p text:style-name="P18"/>
          <text:p text:style-name="P15">All going well you should be greeted with a full screen window with a earth model in the center. If you don't see this then see the trouble shooting guide on the OpenSceneGraph website. <text:s/>Once the application is up and running you can start navigating the scene use the mouse, by any one of the four standard camera manipulators that the osgProducer::Viewer provides for you. <text:s/>The default manipulator that the application will use at start up is the trackball manipulator, but you can switch to the any one of the others by pressing numeric keys. <text:s/>For large scale databases like the wholeearth one the most suitable are trackball and terrain manipulators. <text:s/>Camera manipulator keys and mouse controls are:</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camera manipulator</text:p>
                </table:table-cell>
                <table:table-cell table:style-name="Table1.A1" office:value-type="string">
                  <text:p text:style-name="Table_20_Heading">Key to select manipulator</text:p>
                </table:table-cell>
                <table:table-cell table:style-name="Table1.A1" office:value-type="string">
                  <text:p text:style-name="Table_20_Heading">mouse button 1 pressed</text:p>
                </table:table-cell>
                <table:table-cell table:style-name="Table1.A1" office:value-type="string">
                  <text:p text:style-name="Table_20_Heading">mouse button 2 pressed</text:p>
                </table:table-cell>
                <table:table-cell table:style-name="Table1.E1" office:value-type="string">
                  <text:p text:style-name="Table_20_Heading">mouse button 3 pressed</text:p>
                </table:table-cell>
              </table:table-row>
            </table:table-header-rows>
            <table:table-row>
              <table:table-cell table:style-name="Table1.A2" office:value-type="string">
                <text:p text:style-name="Table_20_Contents">Trackball</text:p>
              </table:table-cell>
              <table:table-cell table:style-name="Table1.A2" office:value-type="string">
                <text:p text:style-name="P22">1</text:p>
              </table:table-cell>
              <table:table-cell table:style-name="Table1.A2" office:value-type="string">
                <text:p text:style-name="P22">rotate view</text:p>
              </table:table-cell>
              <table:table-cell table:style-name="Table1.A2" office:value-type="string">
                <text:p text:style-name="P22">pan view</text:p>
              </table:table-cell>
              <table:table-cell table:style-name="Table1.E2" office:value-type="string">
                <text:p text:style-name="P22">zoom in/out</text:p>
              </table:table-cell>
            </table:table-row>
            <table:table-row>
              <table:table-cell table:style-name="Table1.A2" office:value-type="string">
                <text:p text:style-name="Table_20_Contents">Flight</text:p>
              </table:table-cell>
              <table:table-cell table:style-name="Table1.A2" office:value-type="string">
                <text:p text:style-name="P22">2</text:p>
              </table:table-cell>
              <table:table-cell table:style-name="Table1.A2" office:value-type="string">
                <text:p text:style-name="P22">accelerate</text:p>
              </table:table-cell>
              <table:table-cell table:style-name="Table1.A2" office:value-type="string">
                <text:p text:style-name="P22">stop</text:p>
              </table:table-cell>
              <table:table-cell table:style-name="Table1.E2" office:value-type="string">
                <text:p text:style-name="P22">deccelerate/reverse</text:p>
              </table:table-cell>
            </table:table-row>
            <table:table-row>
              <table:table-cell table:style-name="Table1.A2" office:value-type="string">
                <text:p text:style-name="Table_20_Contents">Drive</text:p>
              </table:table-cell>
              <table:table-cell table:style-name="Table1.A2" office:value-type="string">
                <text:p text:style-name="P22">3</text:p>
              </table:table-cell>
              <table:table-cell table:style-name="Table1.A2" office:value-type="string">
                <text:p text:style-name="P22"><text:s/>accelerate</text:p>
              </table:table-cell>
              <table:table-cell table:style-name="Table1.A2" office:value-type="string">
                <text:p text:style-name="P22">stop</text:p>
              </table:table-cell>
              <table:table-cell table:style-name="Table1.E2" office:value-type="string">
                <text:p text:style-name="P22">deccelerate/reverse</text:p>
              </table:table-cell>
            </table:table-row>
            <table:table-row>
              <table:table-cell table:style-name="Table1.A2" office:value-type="string">
                <text:p text:style-name="Table_20_Contents">Terrain</text:p>
              </table:table-cell>
              <table:table-cell table:style-name="Table1.A2" office:value-type="string">
                <text:p text:style-name="P22">4</text:p>
              </table:table-cell>
              <table:table-cell table:style-name="Table1.A2" office:value-type="string">
                <text:p text:style-name="P22">rotate view</text:p>
              </table:table-cell>
              <table:table-cell table:style-name="Table1.A2" office:value-type="string">
                <text:p text:style-name="P22">pan view</text:p>
              </table:table-cell>
              <table:table-cell table:style-name="Table1.E2" office:value-type="string">
                <text:p text:style-name="P22">zoom in/out</text:p>
              </table:table-cell>
            </table:table-row>
          </table:table>
          <text:p text:style-name="P15"><text:s text:c="5"/></text:p>
          <text:p text:style-name="P15">Basic key controls of viewer:</text:p>
          <text:p text:style-name="P15"/>
          <table:table table:name="Table2" table:style-name="Table2">
            <table:table-column table:style-name="Table2.A"/>
            <table:table-column table:style-name="Table2.B"/>
            <table:table-header-rows>
              <table:table-row>
                <table:table-cell table:style-name="Table2.A1" office:value-type="string">
                  <text:p text:style-name="Table_20_Heading">Key press</text:p>
                </table:table-cell>
                <table:table-cell table:style-name="Table2.B1" office:value-type="string">
                  <text:p text:style-name="Table_20_Heading">Description</text:p>
                </table:table-cell>
              </table:table-row>
            </table:table-header-rows>
            <table:table-row>
              <table:table-cell table:style-name="Table2.A2" office:value-type="string">
                <text:p text:style-name="P22">Space</text:p>
              </table:table-cell>
              <table:table-cell table:style-name="Table2.B2" office:value-type="string">
                <text:p text:style-name="P23">Reset camera view to current manipulators default position</text:p>
              </table:table-cell>
            </table:table-row>
            <table:table-row>
              <table:table-cell table:style-name="Table2.A2" office:value-type="string">
                <text:p text:style-name="P22">s</text:p>
              </table:table-cell>
              <table:table-cell table:style-name="Table2.B2" office:value-type="string">
                <text:p text:style-name="P23">Toggle between various levels of performance statistics reporting</text:p>
              </table:table-cell>
            </table:table-row>
            <table:table-row>
              <table:table-cell table:style-name="Table2.A2" office:value-type="string">
                <text:p text:style-name="P22">w</text:p>
              </table:table-cell>
              <table:table-cell table:style-name="Table2.B2" office:value-type="string">
                <text:p text:style-name="P23">Toggle between wireframe, points and filled polygon rendering</text:p>
              </table:table-cell>
            </table:table-row>
            <table:table-row>
              <table:table-cell table:style-name="Table2.A2" office:value-type="string">
                <text:p text:style-name="P22">t</text:p>
              </table:table-cell>
              <table:table-cell table:style-name="Table2.B2" office:value-type="string">
                <text:p text:style-name="P23">Toggle on/off texturing</text:p>
              </table:table-cell>
            </table:table-row>
            <table:table-row>
              <table:table-cell table:style-name="Table2.A2" office:value-type="string">
                <text:p text:style-name="P22">h</text:p>
              </table:table-cell>
              <table:table-cell table:style-name="Table2.B2" office:value-type="string">
                <text:p text:style-name="P23">Print help on keyboard and mouse controls</text:p>
              </table:table-cell>
            </table:table-row>
            <table:table-row>
              <table:table-cell table:style-name="Table2.A2" office:value-type="string">
                <text:p text:style-name="P22">f</text:p>
              </table:table-cell>
              <table:table-cell table:style-name="Table2.B2" office:value-type="string">
                <text:p text:style-name="P23">Toggle between full screen and windowed mode</text:p>
              </table:table-cell>
            </table:table-row>
          </table:table>
          <text:p text:style-name="P15"/>
          <text:p text:style-name="P15">Its recommended that you spend some time navigating around the database, looking out particularly for high resolution inserts, use '4' key to select terrain following camera manipulator, and the 'w' wireframe toggle key to watch how the various resolution tiles are paged in and out as you zoom around the model. <text:s/></text:p>
          <text:p text:style-name="P15"/>
          <text:p text:style-name="P15">A lot is happening behind the scenes to achieve this fluid visual experience, and by the end of this guide you'll understand what parts of the OpenSceneGraph are working to achieve this result, how they work and how to control them in optimal ways for your applications. <text:s/>But for now, don't worry about the details, just revel how much power ten lines of coding can provide – welcome to the wonderful world of Scene Graphs!</text:p>
        </text:section>
        <text:p text:style-name="P15"/>
        <text:p text:style-name="P15"/>
      </text:section>
      <text:h text:style-name="P24" text:outline-level="1"/>
      <text:section text:style-name="Sect1" text:name="Anantomy of the OpenSceneGraph">
        <text:h text:style-name="P25" text:outline-level="1" text:is-list-header="true">2. Anatomy of the OpenSceneGraph</text:h>
        <text:p text:style-name="Text_20_body"><text:span text:style-name="T1">This chapter will cover three elements to the anatomy of the OpenSceneGraph project, the first is structural anatomy of a scene graph in memory and how it is operated on, second will be the anatomy of the OpenSceneGraph distribution itself, finally we'll discuss the anatomy of the wider organisational elements to the OpenSceneGraph project such as website, support mailing lists through to software development</text:span> methodologies and systems.</text:p>
        <text:section text:style-name="Sect1" text:name="Structural Anontomy">
          <text:h text:style-name="Heading_20_2" text:outline-level="2">2.1 Structural anatomy of a scene graph</text:h>
          <text:p text:style-name="Text_20_body">The hierarchy of a scene graph based application in memory will be a tree, with the viewer at the top, typically this will own the scene graph holding a referenced counted pointer to the top most node (the root node) in the scene graph. <text:s/>The scene graph sits below the root node, fanning out like branches on a tree, at the <text:s/>junctions of this tree are the internal nodes of the scene graph, the branches of the tree are two way pointers between the parents and their children. <text:s/>At the ends of the branches are the leaf nodes that have no nodes as children, but contain drawable leaves which define the geometry of various objects in the scene and how to draw them. <text:s/>This hierarchical structure is a classic example of the Composite Design Pattern (add reference here). </text:p>
          <text:p text:style-name="Text_20_body"/>
          <text:p text:style-name="Text_20_body">The nodes of the OpenSceneGraph are all subclassed from osg::Node, osg::Node provides basic accessors for properties such as name, description fields, reference pointers user data, and list of pointers to the parents of node – a list is required as all nodes can have multiple parents, sharing a single node between several parents is called instancing. <text:s/>osg::Node's also have an osg::BoundingSphere which is a bounding sphere which define the bounding volume that encloses itself and all the children below it.</text:p>
          <text:p text:style-name="Text_20_body"/>
          <text:p text:style-name="Text_20_body">The internal nodes of the scene graph are all subclassed from osg::Group, which contains a list of children and provides accessors this list. <text:s/>osg::Group nodes can be used in their own right to group nodes together, either for logical reasons such as grouping all objects of particular group together, or to build up a balanced tree such as binary, quad or oct tree for the purposes of improving culling peformance. <text:s/>osg::Group also works a base class for whole family of nodes that provide additional behaviors, from Level of Detail support like to osg::LOD, through to positioning subgraphs via Matrices like osg::Transform and its family of subclasses. <text:s/></text:p>
          <text:p text:style-name="Text_20_body"/>
          <text:p text:style-name="Text_20_body">The leaf nodes of the scene graph are a subclassed from osg::Node called osg::Geode (geometry node), has a list of osg::Drawable's as its children. <text:s/>Drawable's themselves are not nodes, but a pure virtual base class specifically designed as the drawable leaves of the scene graph. <text:s/>osg::Drawable have two key methods that must be defined by their children – a drawImplementation(..) and a computeBound(). <text:s/>The bounding volumes of Drawable are defined as osg::BoundingBox (an axis aligned bounding box). <text:s/>Drawables also automatically manage display list management, including support for transparently handling multiple graphics context.</text:p>
          <text:p text:style-name="Text_20_body"/>
          <text:p text:style-name="Text_20_body">The main Drawable that you'll use when working with the OpenSceneGraph is osg::Geometry, this concrete class adds support for vertex, normals, colour, tex coordinate and other specialist arrays types and primitive sets, and automatically computes its bounding volume for you, and provides OpenGL fast paths such as vertex arrays, and vertex buffer objects implementations where possible. <text:s text:c="3"/>osg::Geometry will be discussed in detail in Chapter 3.</text:p>
          <text:p text:style-name="Text_20_body"/>
          <text:p text:style-name="Text_20_body">The meterial properties that control how geometry should be rendered are collected together in sets of state via the class osg::StateSet's. <text:s/>Like osg::Drawable, StateSet is not a node and is subclassed directly from osg::Object, and contains sets of OpenGL modes that should be turned on or off (enabled or disabled) and OpenGL attributes that should be set. <text:s/>StateSet's can be attached to all nodes in the scene graph, and the Drawable leaves, with the modes and attributes being indivually inherited from the top of the scene graph down to the Drawable leaves. <text:s/>The indivual modes and attributes can also set to override the values below them in the scene graph, or be protected from being overrriden from above. <text:s/>The inheritance of state is strikly top down, and is designed not to leak into adjacent subgraphs.</text:p>
          <text:p text:style-name="Text_20_body"/>
          <text:p text:style-name="Text_20_body">The OpenGL attributes defined by various sublcasses from the osg::StateAttribute base class. <text:s/>The most comonly used attributes are classes like osg::Texture2D and osg::Material, even in the core library there are over thirty of these classes, many of these will be introduced in Chapter 4. <text:s/>The OpenSceneGraph is designed to be encapsulate OpenGL via a relatively thin layer, so the naming and granularity of state is mirrored directly in the equivilant OpenSceneGraph classes for the OpenGL functions that encapsulate – for instance glTexEnv maps to osg::TexEnv, glMaterial maps to osg::Materia etc. <text:s/>This consistency in naming also makes it possile to use OpenGL reference mannuals for documenting what the equivilant classes do in the OpenSceneGraph.</text:p>
          <text:p text:style-name="Text_20_body"/>
          <text:p text:style-name="Text_20_body">Once a scene graph is constructed in memory applications have to operate on the scene graph, these operations are done at the overall scene graph level via vistors that traverse the scene graph. and by at the individual Node, Drawable or StateAttribute level to add behaviors/actions via callbacks. <text:s/>There are four standard traversals, and this can activate the various callbacks assocated with objects in the scene. <text:s/>The main scene graph traversals are event, update, cull and draw, are done in sequence each frame, first is the update phase which contains the event and update traversals, followed by cull and draw traversals paired one per camera. <text:s/>While most applications will just have one camera so will do all these traversals single threaded, the OpenSceneGraph also supports multi-threaded, multiple graphics contexts applications by keeping the single threaded update phase, then running each camera cull draw pair as seperate thread, allowing the scene graph performance to scale very well on multiple CPU/GPU graphics computers. <text:s text:c="2"/></text:p>
          <text:p text:style-name="Text_20_body"/>
          <text:p text:style-name="Text_20_body">The event and update traversals are done each frame (redraw of the screen), and dispatch new events and update dynamic parts of the scene graph respectively. <text:s/>The scene graph also automatically tracks how many event and update callbacks are contained with a node and its whole subgraph, which allows the event and update traversals to be done efficently by traversing only parts of the scene graph that have potentially dynamic elements associaed with them. <text:s/>This can be a major efficiency improvement on large scene graphs containing tens of thousands of nodes.</text:p>
          <text:p text:style-name="Text_20_body"/>
          <text:p text:style-name="Text_20_body">The cull traversal is <text:s text:c="2"/></text:p>
        </text:section>
        <text:section text:style-name="Sect1" text:name="Anantomy of the OpenSceneGraph distribution">
          <text:h text:style-name="Heading_20_2" text:outline-level="2">2.2 Anatomy of the OpenSceneGraph distribution</text:h>
          <text:p text:style-name="Standard">Middle</text:p>
        </text:section>
        <text:section text:style-name="Sect1" text:name="Anantomy of the OpenSceneGraph project organisation">
          <text:h text:style-name="Heading_20_2" text:outline-level="2">2.3 Anatomy of the OpenSceneGraph project organisation</text:h>
          <text:p text:style-name="Standard">Twiddle</text:p>
        </text:section>
        <text:p text:style-name="Standard"/>
        <text:section text:style-name="Sect1" text:name="Creating Geometry">
          <text:p text:style-name="Text_20_body"/>
        </text:section>
        <text:p text:style-name="Text_20_body"/>
      </text:section>
      <text:section text:style-name="Sect1" text:name="Reflection on past, present and future">
        <text:h text:style-name="P26" text:outline-level="1">16. Reflections on past, present and future</text:h>
        <text:section text:style-name="Sect1" text:name="Reflection on this book">
          <text:h text:style-name="Heading_20_2" text:outline-level="2">16.1 Reflections on whats been learnt in this book</text:h>
          <text:p text:style-name="Standard">Not much so far, except for a simple 10 line example :-) </text:p>
        </text:section>
        <text:section text:style-name="Sect1" text:name="Reflection on the future of scene graphs">
          <text:h text:style-name="Heading_20_2" text:outline-level="2">16.2 The future of Scene Graphs</text:h>
          <text:p text:style-name="Standard">Scene Graphs remain as relevant today as they were when they were first introduced – getting the best out of graphics hardware, and need for high level facilities to maximize programming productivity are undiminished. <text:s/>What has changed through the history of Scene Graphs is the scale and capabilities of the hardware that they run on, and the wider software industry around them.</text:p>
          <text:p text:style-name="Standard"/>
          <text:p text:style-name="P14">3D graphics hardware once only existed on high end workstations and graphics super computers, but now 3D support is available on devices as small as mobile phones. <text:s/>As these devices start making increasing demands on amount of and complexity of data they need to process, the industry will naturally turn to Scene Graphs once more. <text:s/>This raises questions of how to implement Scene Graphs on this dedicated devices where available memory and support for floating point maths does <text:s/>not yet come close that that available on desktop systems. <text:s/>Can a single Scene Graph API support both desktop and mobile device domains? <text:s/></text:p>
          <text:p text:style-name="P14"/>
          <text:p text:style-name="Standard"><text:span text:style-name="T1">Graphics hardware has also become programmable with multi-pass rendering the norm, addressing these issues one cannot look to the previous generation of Scene Graphs for guidance, to provide seemless support Scene Graphs must continue to evolve. <text:s/>OpenSceneGraph has already undertaken part of this journey with support for OpenGL Shader Language and render to texture effects, these discussed in chapters x and j respectively. <text:s/>However, these areas are still relatively new to scene graphs, so its likely we'll see opportunities to improve support further, and its inevitable that we'll need to expand these features to cover future hardware capabilities.</text:span> <text:s/></text:p>
          <text:p text:style-name="P14"/>
          <text:p text:style-name="P14">Software engineering also continues to advance, new programming techniques offer the potential of more powerful or elegant ways of solving problems. <text:s/>Languages themselves are become more diverse, <text:s/>and mixing several languages in a single application is becoming common making interoprability increasing important. <text:s/></text:p>
          <text:p text:style-name="P14"/>
          <text:p text:style-name="Standard"><text:span text:style-name="T1">Much of the challenge in the on going development of Scene Graph</text:span>s is how to address the increasingly varied demands placed upon them, one has to be constant vigilant to keep an API well focused and powerful, yet avoid complexity and bloat. <text:s/>This is no easy task, however, what we do have in our favour is that this the journey itself is fun, and thanks to the community that surrounds a project like OpenSceneGraph one doesn't walk alone!</text:p>
        </text:section>
      </text:section>
      <text:h text:style-name="P27"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Albany AMT1" svg:font-family="'Albany AMT'" style:font-pitch="variable"/>
    <style:font-face style:name="Lucidasans" svg:font-family="Lucidasans" style:font-pitch="variable"/>
    <style:font-face style:name="Mincho" svg:font-family="Mincho"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font-name-asian="Albany AMT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default-style-name="Header" text:citation-style-name="Footnote_20_Symbol" text:citation-body-style-name="Footnote_20_anchor" text:master-page-name="Footnote" style:num-prefix="A" style:num-suffix="B"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Page_20_Number"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10-17T17:29:37</meta:creation-date>
    <dc:creator>Robert Osfield</dc:creator>
    <dc:date>2005-11-16T16:36:31</dc:date>
    <dc:language>en-US</dc:language>
    <meta:editing-cycles>43</meta:editing-cycles>
    <meta:editing-duration>PT11H11M3S</meta:editing-duration>
    <meta:user-defined meta:name="Info 1"/>
    <meta:user-defined meta:name="Info 2"/>
    <meta:user-defined meta:name="Info 3"/>
    <meta:user-defined meta:name="Info 4"/>
    <meta:document-statistic meta:table-count="2" meta:image-count="0" meta:object-count="0" meta:page-count="11" meta:paragraph-count="162" meta:word-count="3449" meta:character-count="21638"/>
  </office:meta>
</office:document-meta>
</file>